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1965in"/>
    </style:style>
    <style:style style:name="co13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3.8673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c0c0c0" style:text-align-source="fix" style:repeat-content="false" fo:border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e6e64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default-cell-style-name="ce12"/>
        <table:table-column table:style-name="co1" table:number-columns-repeated="99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1" table:number-rows-spanned="2">
            <text:p>SUChAI – ANTENNA'S BOARD PART LIST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1" table:number-rows-spanned="1">
            <text:p>Elements on antenna's board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4" office:value-type="string">
            <text:p>Item</text:p>
          </table:table-cell>
          <table:table-cell table:style-name="ce13" office:value-type="string">
            <text:p>Manufacturer</text:p>
          </table:table-cell>
          <table:table-cell table:style-name="ce13" office:value-type="string">
            <text:p>Manufacturer Nº/Code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Library</text:p>
          </table:table-cell>
          <table:table-cell table:style-name="ce13" office:value-type="string">
            <text:p>Package</text:p>
          </table:table-cell>
          <table:table-cell table:style-name="ce13" office:value-type="string">
            <text:p>Digikey's Number</text:p>
          </table:table-cell>
          <table:table-cell table:style-name="ce13" office:value-type="string">
            <text:p>RSChile's Number</text:p>
          </table:table-cell>
          <table:table-cell table:style-name="ce13"/>
          <table:table-cell table:style-name="ce13" office:value-type="string" table:number-columns-spanned="2" table:number-rows-spanned="1">
            <text:p>Price </text:p>
          </table:table-cell>
          <table:covered-table-cell table:style-name="ce13"/>
          <table:table-cell table:style-name="ce13"/>
          <table:table-cell table:style-name="ce13" office:value-type="string">
            <text:p>Qty</text:p>
          </table:table-cell>
          <table:table-cell table:style-name="ce13" office:value-type="string">
            <text:p>Qty Avail@Lab</text:p>
          </table:table-cell>
          <table:table-cell table:style-name="ce13"/>
          <table:table-cell table:style-name="ce13" office:value-type="string">
            <text:p>Description</text:p>
          </table:table-cell>
          <table:table-cell table:style-name="ce13" office:value-type="string" table:number-columns-spanned="7" table:number-rows-spanned="1">
            <text:p>Used in</text:p>
          </table:table-cell>
          <table:covered-table-cell table:number-columns-repeated="6" table:style-name="ce38"/>
          <table:table-cell table:style-name="ce39"/>
          <table:table-cell table:number-columns-repeated="999"/>
        </table:table-row>
        <table:table-row table:style-name="ro1">
          <table:table-cell/>
          <table:table-cell table:style-name="ce5"/>
          <table:table-cell table:style-name="ce14" table:number-columns-repeated="8"/>
          <table:table-cell table:style-name="ce14" office:value-type="string">
            <text:p>USD</text:p>
          </table:table-cell>
          <table:table-cell table:style-name="ce14" office:value-type="string">
            <text:p>CLP</text:p>
          </table:table-cell>
          <table:table-cell table:style-name="ce14" table:number-columns-repeated="2"/>
          <table:table-cell table:style-name="ce27" office:value-type="string">
            <text:p>28/08/2014</text:p>
          </table:table-cell>
          <table:table-cell table:style-name="ce14" table:number-columns-repeated="2"/>
          <table:table-cell table:style-name="ce14" office:value-type="string">
            <text:p>GPS</text:p>
          </table:table-cell>
          <table:table-cell table:style-name="ce14" office:value-type="string">
            <text:p>Camera</text:p>
          </table:table-cell>
          <table:table-cell table:style-name="ce14" office:value-type="string">
            <text:p>Antennas</text:p>
          </table:table-cell>
          <table:table-cell table:style-name="ce14" office:value-type="string">
            <text:p>Magnetorquer</text:p>
          </table:table-cell>
          <table:table-cell table:style-name="ce14" office:value-type="string">
            <text:p>Physics Exp</text:p>
          </table:table-cell>
          <table:table-cell table:style-name="ce14" office:value-type="string">
            <text:p>Gyro</text:p>
          </table:table-cell>
          <table:table-cell table:style-name="ce14" office:value-type="string">
            <text:p>Temp sensor</text:p>
          </table:table-cell>
          <table:table-cell table:style-name="ce40" office:value-type="string">
            <text:p>Cubesat</text:p>
          </table:table-cell>
          <table:table-cell table:number-columns-repeated="999"/>
        </table:table-row>
        <table:table-row table:style-name="ro3">
          <table:table-cell/>
          <table:table-cell table:style-name="ce6" office:value-type="string">
            <text:p>ANT1</text:p>
          </table:table-cell>
          <table:table-cell table:style-name="ce15" office:value-type="string" table:number-columns-spanned="1" table:number-rows-spanned="3">
            <text:p>Hirose</text:p>
          </table:table-cell>
          <table:table-cell table:style-name="ce15" office:value-type="string" table:number-columns-spanned="1" table:number-rows-spanned="3">
            <text:p>DF13-2P-1.25DS(20) </text:p>
          </table:table-cell>
          <table:table-cell table:style-name="ce15" office:value-type="string" table:number-columns-spanned="1" table:number-rows-spanned="3">
            <text:p>-</text:p>
          </table:table-cell>
          <table:table-cell table:style-name="ce15" office:value-type="string" table:number-columns-spanned="1" table:number-rows-spanned="3">
            <text:p>SUCHAI</text:p>
          </table:table-cell>
          <table:table-cell table:style-name="ce15" office:value-type="string" table:number-columns-spanned="1" table:number-rows-spanned="3">
            <text:p>DF-13</text:p>
          </table:table-cell>
          <table:table-cell table:style-name="ce15" office:value-type="string" table:number-columns-spanned="1" table:number-rows-spanned="3">
            <text:p>H2199-ND </text:p>
          </table:table-cell>
          <table:table-cell table:style-name="ce15" office:value-type="string" table:number-columns-spanned="1" table:number-rows-spanned="3">
            <text:p>503-8038 </text:p>
          </table:table-cell>
          <table:table-cell table:style-name="ce22"/>
          <table:table-cell table:style-name="ce15" office:value-type="float" office:value="0.71" table:number-columns-spanned="1" table:number-rows-spanned="3">
            <text:p>0.71</text:p>
          </table:table-cell>
          <table:table-cell table:style-name="ce15" office:value-type="float" office:value="498" table:number-columns-spanned="1" table:number-rows-spanned="3">
            <text:p>498</text:p>
          </table:table-cell>
          <table:table-cell table:style-name="ce22"/>
          <table:table-cell table:style-name="ce24" office:value-type="float" office:value="3" table:number-columns-spanned="1" table:number-rows-spanned="3">
            <text:p>3</text:p>
          </table:table-cell>
          <table:table-cell table:style-name="ce28" office:value-type="float" office:value="10" table:number-columns-spanned="1" table:number-rows-spanned="3">
            <text:p>10</text:p>
          </table:table-cell>
          <table:table-cell table:style-name="ce33"/>
          <table:table-cell table:style-name="ce33" office:value-type="string">
            <text:p>Male connector for resistor attached to antenna 1</text:p>
          </table:table-cell>
          <table:table-cell table:style-name="ce33" table:number-columns-repeated="2"/>
          <table:table-cell table:style-name="ce33" office:value-type="string">
            <text:p>x</text:p>
          </table:table-cell>
          <table:table-cell table:style-name="ce33" table:number-columns-repeated="4"/>
          <table:table-cell table:style-name="ce41"/>
          <table:table-cell table:number-columns-repeated="999"/>
        </table:table-row>
        <table:table-row table:style-name="ro3">
          <table:table-cell/>
          <table:table-cell table:style-name="ce7" office:value-type="string">
            <text:p>ANT2</text:p>
          </table:table-cell>
          <table:covered-table-cell table:style-name="ce16" office:value-type="string">
            <text:p>Hirose</text:p>
          </table:covered-table-cell>
          <table:covered-table-cell table:number-columns-repeated="2" table:style-name="ce16"/>
          <table:covered-table-cell table:style-name="ce16" office:value-type="string">
            <text:p>SUCHAI</text:p>
          </table:covered-table-cell>
          <table:covered-table-cell table:style-name="ce16" office:value-type="string">
            <text:p>DF-13</text:p>
          </table:covered-table-cell>
          <table:covered-table-cell table:number-columns-repeated="2" table:style-name="ce16"/>
          <table:table-cell table:style-name="ce16"/>
          <table:covered-table-cell table:number-columns-repeated="2" table:style-name="ce16"/>
          <table:table-cell table:style-name="ce16"/>
          <table:covered-table-cell table:style-name="ce25"/>
          <table:covered-table-cell table:style-name="ce29"/>
          <table:table-cell table:style-name="ce34"/>
          <table:table-cell table:style-name="ce34" office:value-type="string">
            <text:p>Male connector for resistor attached to antenna 2</text:p>
          </table:table-cell>
          <table:table-cell table:style-name="ce34" table:number-columns-repeated="2"/>
          <table:table-cell table:style-name="ce34" office:value-type="string">
            <text:p>x</text:p>
          </table:table-cell>
          <table:table-cell table:style-name="ce34" table:number-columns-repeated="4"/>
          <table:table-cell table:style-name="ce42"/>
          <table:table-cell table:number-columns-repeated="999"/>
        </table:table-row>
        <table:table-row table:style-name="ro3">
          <table:table-cell/>
          <table:table-cell table:style-name="ce8" office:value-type="string">
            <text:p>CHECK_ANT</text:p>
          </table:table-cell>
          <table:covered-table-cell table:number-columns-repeated="7" table:style-name="ce17"/>
          <table:table-cell table:style-name="ce17"/>
          <table:covered-table-cell table:number-columns-repeated="2" table:style-name="ce17"/>
          <table:table-cell table:style-name="ce17"/>
          <table:covered-table-cell table:style-name="ce26"/>
          <table:covered-table-cell table:style-name="ce30"/>
          <table:table-cell table:style-name="ce35"/>
          <table:table-cell table:style-name="ce35" office:value-type="string">
            <text:p>Male connector for check antenna's signal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table:number-columns-repeated="4"/>
          <table:table-cell table:style-name="ce43"/>
          <table:table-cell table:number-columns-repeated="999"/>
        </table:table-row>
        <table:table-row table:style-name="ro4">
          <table:table-cell/>
          <table:table-cell table:style-name="ce9" office:value-type="string">
            <text:p>U$1</text:p>
          </table:table-cell>
          <table:table-cell table:style-name="ce9" office:value-type="string">
            <text:p>C&amp;K components</text:p>
          </table:table-cell>
          <table:table-cell table:style-name="ce9" office:value-type="string">
            <text:p>MDS6500AL02L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UCHAI</text:p>
          </table:table-cell>
          <table:table-cell table:style-name="ce9" office:value-type="string">
            <text:p>3_HOLE</text:p>
          </table:table-cell>
          <table:table-cell table:style-name="ce20" office:value-type="string">
            <text:p>CKN9570-ND / CKN9572CT-ND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9" office:value-type="float" office:value="2.28">
            <text:p>2.28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Mini snap switch for antenna deployment verification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"/>
          <table:table-cell table:style-name="ce44"/>
          <table:table-cell table:number-columns-repeated="999"/>
        </table:table-row>
        <table:table-row table:style-name="ro3">
          <table:table-cell/>
          <table:table-cell table:style-name="ce10" office:value-type="string">
            <text:p>U$5</text:p>
          </table:table-cell>
          <table:table-cell table:style-name="ce18" office:value-type="string" table:number-columns-spanned="1" table:number-rows-spanned="2">
            <text:p>Vishay BC</text:p>
          </table:table-cell>
          <table:table-cell table:style-name="ce18" office:value-type="string" table:number-columns-spanned="1" table:number-rows-spanned="2">
            <text:p>PR02000203308JR500</text:p>
          </table:table-cell>
          <table:table-cell table:style-name="ce18" office:value-type="string" table:number-columns-spanned="1" table:number-rows-spanned="2">
            <text:p>-</text:p>
          </table:table-cell>
          <table:table-cell table:style-name="ce18" office:value-type="string" table:number-columns-spanned="1" table:number-rows-spanned="2">
            <text:p>SUCHAI</text:p>
          </table:table-cell>
          <table:table-cell table:style-name="ce18" office:value-type="string" table:number-columns-spanned="1" table:number-rows-spanned="2">
            <text:p>RPOWER</text:p>
          </table:table-cell>
          <table:table-cell table:style-name="ce18" office:value-type="string" table:number-columns-spanned="1" table:number-rows-spanned="2">
            <text:p>PPC3.3W-2CT-ND</text:p>
          </table:table-cell>
          <table:table-cell table:style-name="ce21" office:value-type="string" table:number-columns-spanned="1" table:number-rows-spanned="2">
            <text:p>683-5629 </text:p>
          </table:table-cell>
          <table:table-cell table:style-name="ce23"/>
          <table:table-cell table:style-name="ce18" office:value-type="float" office:value="0.5" table:number-columns-spanned="1" table:number-rows-spanned="2">
            <text:p>0.5</text:p>
          </table:table-cell>
          <table:table-cell table:style-name="ce18" office:value-type="float" office:value="208" table:number-columns-spanned="1" table:number-rows-spanned="2">
            <text:p>208</text:p>
          </table:table-cell>
          <table:table-cell table:style-name="ce23"/>
          <table:table-cell table:style-name="ce18" office:value-type="float" office:value="2" table:number-columns-spanned="1" table:number-rows-spanned="2">
            <text:p>2</text:p>
          </table:table-cell>
          <table:table-cell table:style-name="ce32" office:value-type="float" office:value="0" table:number-columns-spanned="1" table:number-rows-spanned="2">
            <text:p>0</text:p>
          </table:table-cell>
          <table:table-cell table:style-name="ce36"/>
          <table:table-cell table:style-name="ce36" office:value-type="string">
            <text:p>Resistor for antenna 1 deployment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 table:number-columns-repeated="4"/>
          <table:table-cell table:style-name="ce45"/>
          <table:table-cell table:number-columns-repeated="999"/>
        </table:table-row>
        <table:table-row table:style-name="ro3">
          <table:table-cell/>
          <table:table-cell table:style-name="ce11" office:value-type="string">
            <text:p>U$6</text:p>
          </table:table-cell>
          <table:covered-table-cell table:number-columns-repeated="3" table:style-name="ce19"/>
          <table:covered-table-cell table:style-name="ce19" office:value-type="string">
            <text:p>SUCHAI</text:p>
          </table:covered-table-cell>
          <table:covered-table-cell table:style-name="ce19" office:value-type="string">
            <text:p>RPOWER</text:p>
          </table:covered-table-cell>
          <table:covered-table-cell table:number-columns-repeated="2" table:style-name="ce19"/>
          <table:table-cell table:style-name="ce19"/>
          <table:covered-table-cell table:number-columns-repeated="2" table:style-name="ce19"/>
          <table:table-cell table:style-name="ce19"/>
          <table:covered-table-cell table:style-name="ce19"/>
          <table:covered-table-cell table:style-name="ce30"/>
          <table:table-cell table:style-name="ce37"/>
          <table:table-cell table:style-name="ce37" office:value-type="string">
            <text:p>Resistor for antenna 2 deployment</text:p>
          </table:table-cell>
          <table:table-cell table:style-name="ce37" table:number-columns-repeated="2"/>
          <table:table-cell table:style-name="ce37" office:value-type="string">
            <text:p>x</text:p>
          </table:table-cell>
          <table:table-cell table:style-name="ce37" table:number-columns-repeated="4"/>
          <table:table-cell table:style-name="ce46"/>
          <table:table-cell table:number-columns-repeated="999"/>
        </table:table-row>
        <table:table-row table:style-name="ro3">
          <table:table-cell/>
          <table:table-cell table:style-name="ce12" table:number-columns-repeated="13"/>
          <table:table-cell table:style-name="ce31" office:value-type="float" office:value="8">
            <text:p>8</text:p>
          </table:table-cell>
          <table:table-cell table:style-name="ce12"/>
          <table:table-cell table:style-name="ce12" office:value-type="string">
            <text:p>Cables despliegue desde PlacaAntena a PlacaPayload</text:p>
          </table:table-cell>
          <table:table-cell table:style-name="ce12" table:number-columns-repeated="7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4:36.70</meta:creation-date>
    <dc:date>2014-09-01T17:36:08</dc:date>
    <meta:editing-duration>P2DT22H57M32S</meta:editing-duration>
    <meta:editing-cycles>81</meta:editing-cycles>
    <meta:generator>LibreOffice/3.5$Linux_X86_64 LibreOffice_project/350m1$Build-2</meta:generator>
    <meta:document-statistic meta:table-count="3" meta:cell-count="84" meta:object-count="0"/>
  </office:meta>
</office:document-meta>
</file>